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P1" style:family="paragraph" style:parent-style-name="Standard">
      <style:paragraph-properties fo:margin-left="1in" fo:margin-right="0in" fo:text-indent="0in" style:auto-text-indent="false">
        <style:tab-stops/>
      </style:paragraph-properties>
    </style:style>
    <style:style style:name="P2" style:family="paragraph" style:parent-style-name="Standard">
      <style:paragraph-properties fo:margin-left="0in" fo:margin-right="0in" fo:text-indent="0.4925in" style:auto-text-indent="false"/>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T1" style:family="text">
      <style:text-properties style:text-position="super 67%"/>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ways a work in progress...</text:p>
      <text:p text:style-name="Standard"/>
      <text:list xml:id="list5100481538830092636" text:style-name="L1">
        <text:list-item>
          <text:p text:style-name="P4">Cluster detection.</text:p>
          <text:list>
            <text:list-item>
              <text:p text:style-name="P4">What constitutes a ‘lifeform’ on the GoL canvas? How to detect the patterns? Can define an ‘effective size’ beyond which no pixel in the pattern can exert an effect. For example, a contiguous n-pixel pattern would have an effective size defined by all the pixels in the pattern plus a ring of 2 pixels surrounding it which are all empty. Since conway’s GoL has local interactions pixels only affect pixels nextdoor so if the next two pixels over are empty, anything beyond is irrelevant *from this timestep to the next only*. Still as patterns get more complicated this will be hard to define. I predict ‘lifeform clustering’ will be a hard problem with deep implications. </text:p>
            </text:list-item>
          </text:list>
        </text:list-item>
      </text:list>
      <text:p text:style-name="Standard"/>
      <text:list xml:id="list1292358025" text:continue-numbering="true" text:style-name="L1">
        <text:list-item>
          <text:p text:style-name="P4">Using genomes that indirectly generate patterns rather than being the patterns.</text:p>
          <text:list>
            <text:list-item>
              <text:p text:style-name="P4">How would this work in cGoL? Each chromosome is a RV maybe and the samples are pieces of the patterns? </text:p>
            </text:list-item>
          </text:list>
        </text:list-item>
      </text:list>
      <text:p text:style-name="P1"/>
      <text:list xml:id="list1160461859" text:continue-numbering="true" text:style-name="L1">
        <text:list-item>
          <text:p text:style-name="P4">“Travel far, stay fit”: Find ways to jump in far the parameter set to keep similar fitness.</text:p>
        </text:list-item>
      </text:list>
      <text:p text:style-name="Standard"/>
      <text:list xml:id="list584723601" text:continue-numbering="true" text:style-name="L1">
        <text:list-item>
          <text:p text:style-name="P4">Analogue/digital mixed genome: Be discreet or continuous when we need to, depending on the</text:p>
        </text:list-item>
      </text:list>
      <text:p text:style-name="P2">parameter. For more complex stuff we may need to detect when a param is like one or the other.</text:p>
      <text:list xml:id="list713134777" text:continue-numbering="true" text:style-name="L1">
        <text:list-item>
          <text:p text:style-name="P4">Solution metrics</text:p>
          <text:list>
            <text:list-item>
              <text:p text:style-name="P4">How to parametrize a solution? Fitness is obvious. But what about complexity? There can be multiple types of solutions with the same fitness so there is not a 1-1 relation between fitness and complexity. And it isn’t even the case that more complex is always fitter. Are insects less fit than us? </text:p>
            </text:list-item>
          </text:list>
        </text:list-item>
        <text:list-item>
          <text:p text:style-name="P4">Naming convention – we need to keep track of this. We are naturalists observing lifeforms in a strange world. Here is one naming idea:</text:p>
          <text:list>
            <text:list-item>
              <text:p text:style-name="P4">YYYYMMDD-GXX-AABBCCDD</text:p>
            </text:list-item>
            <text:list-item>
              <text:p text:style-name="P4">Yyymmmdd – the year month day that that linage was created</text:p>
            </text:list-item>
            <text:list-item>
              <text:p text:style-name="P4">GXX the XXth generation i.e. 17<text:span text:style-name="Default_20_Paragraph_20_Font"><text:span text:style-name="T1">th</text:span></text:span> of the lineage created on YYMMDD</text:p>
            </text:list-item>
            <text:list-item>
              <text:p text:style-name="P4">AA,BB,CC,DD – two digit counter of how many times the pattern was mutated (A), recombined (B), left unchanged (C), and the first gen within lineage at which it appeared (D). This means every pattern in every generation has a unique ID and the ID contains useful information.</text:p>
            </text:list-item>
            <text:list-item>
              <text:p text:style-name="P4">Two digits allows us to store 0-99 values, if we need more we can do 3 digits i.e. AAABBBCCCDDD</text:p>
            </text:list-item>
          </text:list>
        </text:list-item>
      </text:list>
      <text:p text:style-name="Standard"/>
      <text:list xml:id="list2638075872907623894" text:style-name="L2">
        <text:list-item>
          <text:list>
            <text:list-item>
              <text:p text:style-name="P5">Fast and slow. Sometimes there will be a slow genome change that takes stuff many generations to do. Can we speed this up?</text:p>
            </text:list-item>
            <text:list-item>
              <text:p text:style-name="P5">Avoiding/reducing sqrt(n) random overhead in genetic algorithm.</text:p>
            </text:list-item>
          </text:list>
        </text:list-item>
      </text:list>
      <text:list xml:id="list3535817455520967438" text:style-name="L3">
        <text:list-item>
          <text:list>
            <text:list-item>
              <text:p text:style-name="P6">Safer vs more dangerous to mutate genome regions.</text:p>
            </text:list-item>
            <text:list-item>
              <text:p text:style-name="P6">Evolution faster in the tropics. Can we capture the essence of being tropical?</text:p>
            </text:list-item>
            <text:list-item>
              <text:p text:style-name="P6">Two pathways of animal evolution: fast microbe lateral gene transfer and the slow animals. themselves.</text:p>
            </text:list-item>
            <text:list-item>
              <text:p text:style-name="P6">Try to understand the fitness landscape, both single problem and univers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Kevin Kevin</meta:initial-creator>
    <dc:creator>Kevin Kevin</dc:creator>
    <meta:creation-date>2015-12-26T11:18:00Z</meta:creation-date>
    <dc:date>2016-03-04T15:35:39</dc:date>
    <meta:editing-cycles>27</meta:editing-cycles>
    <meta:editing-duration>PT3H32M55S</meta:editing-duration>
    <meta:document-statistic meta:table-count="0" meta:image-count="0" meta:object-count="0" meta:page-count="1" meta:paragraph-count="22" meta:word-count="469" meta:character-count="2667"/>
    <meta:template xlink:type="simple" xlink:actuate="onRequest" xlink:title="" xlink:href="Normal"/>
  </office:meta>
</office:document-meta>
</file>